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Nom del Projecte: <text:span text:style-name="T3">ULISES MAP PROJECT</text:span></text:h>
      <text:h text:style-name="Heading_20_2" text:outline-level="2">Alumnes: <text:s/><text:span text:style-name="T2">Oleksander Dovbysh</text:span></text:h>
      <text:p text:style-name="Text_20_body"><text:tab/><text:tab/>Elisabet Navarro</text:p>
      <text:p text:style-name="Text_20_body"><text:tab/><text:tab/>Sheila Perez</text:p>
      <text:h text:style-name="Heading_20_2" text:outline-level="2">Descripció bàsica: </text:h>
      <text:p text:style-name="Text_20_body">És un projecte compost per un Servidor i un Client Android que permeten a l'usuari (a partir de dades enmagatzemades al servidor) generar i recorrer diferents rutes turístiques per diverses ciutats i països. En resum es tracta d'una <text:span text:style-name="T1">guia interactiva per visitar les ciutats amb dos modalitats visitar punts d’interes o realitzar rutes recomanades amb la possibilitat que els usuaris puguin afegir comentaris i opinions a les rutes.</text:span></text:p>
      <text:h text:style-name="Heading_20_2" text:outline-level="2">Anàlisi funcional:</text:h>
      <text:p text:style-name="Text_20_body"><text:span text:style-name="T4">La base de dades</text:span> emmagatzema totes les dades tipus text i de referencia dels punts i rutes d'interes així com també els usuaris i els seus comentaris i valoracions. Les taules es creen i actualitzen mitjançant consultes sql directament entrant amb una clau ssh per terminal, les dades es creen o esborren de la mateixa manera.</text:p>
      <text:p text:style-name="Text_20_body"><text:span text:style-name="T4">El servidor</text:span> enmagatzema totes les imatges i els diferents controladors que són els encarregats d'establir la conexió entre la base de dades i els clients així com de resoldre les peticions d'informació. Per accedir al servidor s'utilitza una clau ssh que permet controlar els arxius i pujar i baixar informació tant per terminal com mitjançant diferents clients gràfics com eclipse.</text:p>
      <text:p text:style-name="Text_20_body"><text:span text:style-name="T4">El client</text:span> disposa la interficie que l'usuari utilitza per poder contactar amb el servidor i obtenir la seva ruta turistica. Consta de diverses pantalles que permeten a l'usuari navegar per els diversos menus i opcions del programa. </text:p>
      <text:p text:style-name="Text_20_body"><text:span text:style-name="T4">Les pantalles</text:span> </text:p>
      <text:p text:style-name="Text_20_body">- La primera és la del login que permet als usuaris escollir entre logar-se (permetent diferents funcionalitats) o entrar com usuari anonim.</text:p>
      <text:p text:style-name="Text_20_body"><text:tab/>- Un usuari que vulgui generar un nou loggin pot escollir la opció Register now per crear un <text:tab/>nou usari a la base de dades que li permeti obtenir les funcionalitats de comentar i valorar <text:tab/>reservades unicament per a usuaris registrats.</text:p>
      <text:p text:style-name="Text_20_body">- La segona ens permet escollir en primer lloc el païs i en segon lloc la ciutat d'una llista descarregada de la base de dades. Tambè ens permetrar escollir entre dos modalitats; una ruta ja prederminada o una ruta nova a partir de punts d'interès turistic</text:p>
      <text:p text:style-name="Text_20_body"><text:tab/>- Ruta predeterminada: <text:s/>mostra una llista de rutes ja predefinides directament descarregades <text:tab/>des del servidor. Permet mostrar tota la informació de les rutes aixì com comentar-les i/o <text:tab/>valorar-les (opció nomès vàlida per usuaris amb loggin). O permet visualitzar el mapa de la <text:tab/>ruta.</text:p>
      <text:p text:style-name="Text_20_body"><text:tab/>- Ruta per punts: mostra una llista de punts d'interès turistic directament descarregada des <text:tab/>del servidor. Permet mostrar tota la informació d'interès dels diversos punts així com crear <text:tab/>una ruta nova escollint varis punts.</text:p>
      <text:p text:style-name="P1">El mapa</text:p>
      <text:p text:style-name="P2">Un cop ja tenim el mapa al davant podem desplegar el menu que ens permetrà:</text:p>
      <text:p text:style-name="P2"><text:tab/>- GPS : habilitar la opció de geolocalització per GPS que ens guiarà des de la nostra posició <text:tab/>actual fins al primer punt de la ruta.</text:p>
      <text:p text:style-name="P2"><text:soft-page-break/><text:tab/>- Exit: permet escapar de l'aplicació.</text:p>
      <text:p text:style-name="P2"><text:tab/>- Navigations: habilita la funcionalitat de next i previous que mostren cada tombant del <text:tab/>camí.</text:p>
      <text:p text:style-name="P2"><text:tab/>- Route: mostra les diferents opcions de transport que l'usuari pot escollir. Per defecte la ruta <text:tab/>està predefinida per caminar.</text:p>
      <text:p text:style-name="P2"><text:tab/><text:tab/>- Drive route: mostra el recorregut per a cotxes</text:p>
      <text:p text:style-name="P2"><text:tab/><text:tab/>- Bicycle route: mostra el recorregut per a bicicletes</text:p>
      <text:p text:style-name="P2"><text:tab/><text:tab/>- Walking route: mostra el recorregut a peu</text:p>
      <text:p text:style-name="P2"><text:tab/><text:tab/>- Walking and transport: mostra el recorregut a peu juntament amb el transport <text:tab/><text:tab/><text:tab/>pùblic més proper. </text:p>
      <text:p text:style-name="Text_20_body"><text:s text:c="2"/></text:p>
      <text:h text:style-name="Heading_20_2" text:outline-level="2">Anàlisi no funcional:</text:h>
      <text:p text:style-name="Text_20_body"><text:span text:style-name="T4">El projecte</text:span> està basat en llenguatge Java, el servidor utilitza una plataforma Tomcat i una base de dades PostgreSQL controlada per query's en llenguatge SQL. El client utilitza Android amb un minim d'API 10.</text:p>
      <text:p text:style-name="Text_20_body"><text:span text:style-name="T4">Les llibreries</text:span> que utilizem són:</text:p>
      <text:list xml:id="list790178289" text:style-name="L1">
        <text:list-item>
          <text:p text:style-name="P4">les llibreries d' Open street maps: osmdroid i osmbonuspack que controlen la generació i implementació de les funcioalitats de mapes</text:p>
        </text:list-item>
        <text:list-item>
          <text:p text:style-name="P4">JSONObjects : que ens permet enviar la informació entre clients i servidor en format String i per tant de manera ràpida i eficaç</text:p>
        </text:list-item>
        <text:list-item>
          <text:p text:style-name="P4">Javax servlet: que permet utlitzar els servlets i tota l'estructura d'un servidor basat en Java.</text:p>
        </text:list-item>
        <text:list-item>
          <text:p text:style-name="P4">Postgres: que ens permet la conexió a <text:s/>la base de dades i les sentencies SQL.</text:p>
        </text:list-item>
      </text:list>
      <text:p text:style-name="Text_20_body"><text:span text:style-name="T4">El software</text:span> que hem utilitzat:</text:p>
      <text:list xml:id="list143521741" text:style-name="L3">
        <text:list-item>
          <text:p text:style-name="P6">Entorn de desenvolupament Ecplise.</text:p>
        </text:list-item>
      </text:list>
      <text:list xml:id="list1584193372" text:style-name="L2">
        <text:list-item>
          <text:p text:style-name="P5">Per al servidor hem utilitzat la plataforma Openshift de Redhat; concretament el seu pluggin en Eclipse JBoss</text:p>
        </text:list-item>
        <text:list-item>
          <text:p text:style-name="P5">Per al client hem utilitzat el bundel Android que inclou Android SDK i Eclipse</text:p>
        </text:list-item>
        <text:list-item>
          <text:p text:style-name="P5">Per a la generació d'imatges i animacions: gimp, pencil i inskape. Les imatges excepte algunes i el logo s'han obtingut d'internet i totes tenen una llicència lliure. No hem utilitzat cap material propietari</text:p>
        </text:list-item>
        <text:list-item>
          <text:p text:style-name="P5">Per al control de versions hem utilitzat git i gitHub on s'allotgen els repositoris (openshift tambè utilitza git, ja que es tracta d'un repositori)</text:p>
        </text:list-item>
        <text:list-item>
          <text:p text:style-name="P5">Per a la base de dades hem utilitzat una conexio ssh i PostgreSQL. Les dades que contè la base de dades són totes obtingudes o be personalment o bè a traves de la pàgina de coordenades gps <text:a xlink:type="simple" xlink:href="http://www.arumeinformatica.es/utiles/buscar-coordenadas-gps-en-google-maps">http://www.arumeinformatica.es/utiles/buscar-coordenadas-gps-en-google-maps</text:a>. Les dades d'usuari com poden ser les contrasenyes estan protegides per encryptació md5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ònica Arceda</meta:initial-creator>
    <meta:creation-date>2013-03-17T15:18:43</meta:creation-date>
    <dc:date>2014-05-25T21:19:57</dc:date>
    <meta:editing-duration>PT34M25S</meta:editing-duration>
    <meta:editing-cycles>8</meta:editing-cycles>
    <meta:generator>LibreOffice/3.5$Linux_x86 LibreOffice_project/350m1$Build-2</meta:generator>
    <dc:creator>eli </dc:creator>
    <meta:document-statistic meta:table-count="0" meta:image-count="0" meta:object-count="0" meta:page-count="2" meta:paragraph-count="41" meta:word-count="825" meta:character-count="5058" meta:non-whitespace-character-count="4242"/>
  </office:meta>
</office:document-meta>
</file>